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5165in"/>
    </style:style>
    <style:style style:name="co2" style:family="table-column">
      <style:table-column-properties fo:break-before="auto" style:column-width="8.0209in"/>
    </style:style>
    <style:style style:name="co3" style:family="table-column">
      <style:table-column-properties fo:break-before="auto" style:column-width="0.80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6272in"/>
    </style:style>
    <style:style style:name="co6" style:family="table-column">
      <style:table-column-properties fo:break-before="auto" style:column-width="1.2835in"/>
    </style:style>
    <style:style style:name="co7" style:family="table-column">
      <style:table-column-properties fo:break-before="auto" style:column-width="0.948in"/>
    </style:style>
    <style:style style:name="co8" style:family="table-column">
      <style:table-column-properties fo:break-before="auto" style:column-width="2.1in"/>
    </style:style>
    <style:style style:name="co9" style:family="table-column">
      <style:table-column-properties fo:break-before="auto" style:column-width="1.4291in"/>
    </style:style>
    <style:style style:name="co10" style:family="table-column">
      <style:table-column-properties fo:break-before="auto" style:column-width="3.8354in"/>
    </style:style>
    <style:style style:name="co11" style:family="table-column">
      <style:table-column-properties fo:break-before="auto" style:column-width="5.8043in"/>
    </style:style>
    <style:style style:name="co12" style:family="table-column">
      <style:table-column-properties fo:break-before="auto" style:column-width="2.5665in"/>
    </style:style>
    <style:style style:name="co13" style:family="table-column">
      <style:table-column-properties fo:break-before="auto" style:column-width="3.4563in"/>
    </style:style>
    <style:style style:name="co14" style:family="table-column">
      <style:table-column-properties fo:break-before="auto" style:column-width="1.4146in"/>
    </style:style>
    <style:style style:name="co15" style:family="table-column">
      <style:table-column-properties fo:break-before="auto" style:column-width="3.7043in"/>
    </style:style>
    <style:style style:name="co16" style:family="table-column">
      <style:table-column-properties fo:break-before="auto" style:column-width="1.7209in"/>
    </style:style>
    <style:style style:name="co17" style:family="table-column">
      <style:table-column-properties fo:break-before="auto" style:column-width="3.61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6354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437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4472c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/>
      </style:table-cell-properties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4" style:family="table-cell" style:parent-style-name="Default">
      <style:table-cell-properties fo:border-bottom="0.74pt solid #8faadc" fo:background-color="#4472c4" style:diagonal-bl-tr="none" style:diagonal-tl-br="none" fo:border-left="0.74pt solid #8faadc" fo:border-right="none" style:rotation-align="none" fo:border-top="none">
        <loext:border-bottom-complex-color loext:theme-type="accent1" loext:color-type="theme">
          <loext:transformation loext:type="lummod" loext:value="6000"/>
          <loext:transformation loext:type="lumoff" loext:value="3999"/>
        </loext:border-bottom-complex-color>
        <loext:background-complex-color loext:theme-type="accent1" loext:color-type="theme"/>
        <loext:border-left-complex-color loext:theme-type="accent1" loext:color-type="theme">
          <loext:transformation loext:type="lummod" loext:value="6000"/>
          <loext:transformation loext:type="lumoff" loext:value="3999"/>
        </loext:border-left-complex-color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5" style:family="table-cell" style:parent-style-name="Default" style:data-style-name="N100">
      <style:table-cell-properties style:rotation-align="none"/>
    </style:style>
    <style:style style:name="ce6" style:family="table-cell" style:parent-style-name="Default">
      <style:table-cell-properties fo:border-bottom="0.74pt solid #000000" fo:background-color="#4472c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accent1" loext:color-type="theme"/>
      </style:table-cell-properties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No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row table:style-name="ro1">
          <table:table-cell table:style-name="ce1" office:value-type="string" calcext:value-type="string">
            <text:p>Incidence Rates For Registered Persons For Specified Diagnostic Code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IM Requests # IMSC-000018707 and # IMSC-0000205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a Source(s): Claims History Database (BIDA environment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 Datea: 2022-12-13 and 2023-08-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stinct Incidence Counts By Calendar Year, Sex Type Code, Age Band and Diagnostic Co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ease refer to Notes worksheet for extraction criteria.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 calcext:value-type="string" table:number-columns-spanned="2" table:number-rows-spanned="1">
            <text:p>General Criteria</text:p>
          </table:table-cell>
          <table:covered-table-cell table:style-name="ce6"/>
          <table:table-cell/>
        </table:table-row>
        <table:table-row table:style-name="ro4">
          <table:table-cell table:style-name="ce3" office:value-type="string" calcext:value-type="string" table:number-columns-spanned="2" table:number-rows-spanned="1">
            <text:p>HCP claims only, Ontario registered physicians only, approved claims only, service date between 2015-01-01 and 2022-12-31, diagnostic code listed in Table 1. <text:s/>Based on the provided ICD-9 diagnosis codes only the available supplied ICD-9 diagnosis codes were included.</text:p>
          </table:table-cell>
          <table:covered-table-cell table:style-name="ce3"/>
          <table:table-cell/>
        </table:table-row>
        <table:table-row table:style-name="ro2">
          <table:table-cell table:style-name="ce3" office:value-type="string" calcext:value-type="string" table:number-columns-spanned="2" table:number-rows-spanned="1">
            <text:p>Community laboratory groups excluded, duplicate claims excluded.</text:p>
          </table:table-cell>
          <table:covered-table-cell table:style-name="ce3"/>
          <table:table-cell/>
        </table:table-row>
        <table:table-row table:style-name="ro3">
          <table:table-cell table:style-name="ce2" office:value-type="string" calcext:value-type="string" table:number-columns-spanned="2" table:number-rows-spanned="1">
            <text:p>Notes</text:p>
          </table:table-cell>
          <table:covered-table-cell table:style-name="ce6"/>
          <table:table-cell/>
        </table:table-row>
        <table:table-row table:style-name="ro2">
          <table:table-cell table:style-name="ce3" office:value-type="string" calcext:value-type="string" table:number-columns-spanned="2" table:number-rows-spanned="1">
            <text:p>Patient age was calculated as of the last day of each calendar year.</text:p>
          </table:table-cell>
          <table:covered-table-cell table:style-name="ce3"/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Counts are distinct patient counts are the respective reporting level of granularity.</text:p>
          </table:table-cell>
          <table:covered-table-cell table:style-name="ce7"/>
          <table:table-cell/>
        </table:table-row>
        <table:table-row table:style-name="ro6">
          <table:table-cell table:style-name="ce3" office:value-type="string" calcext:value-type="string" table:number-columns-spanned="2" table:number-rows-spanned="1">
            <text:p>The year is based on the calendar year covering a service period between 2015-01-01 and 2022-12-31.</text:p>
          </table:table-cell>
          <table:covered-table-cell table:style-name="ce7"/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Each patient was counted once per year, sex type code, diagnostic code and age band.</text:p>
          </table:table-cell>
          <table:covered-table-cell table:style-name="ce3"/>
          <table:table-cell/>
        </table:table-row>
        <table:table-row table:style-name="ro7">
          <table:table-cell table:style-name="ce3" office:value-type="string" calcext:value-type="string" table:number-columns-spanned="2" table:number-rows-spanned="1">
            <text:p>The reported counts of distinct patients was performed at the reported level of granularity. <text:s/>Columnar volumes should not be accumulated.</text:p>
          </table:table-cell>
          <table:covered-table-cell table:style-name="ce3"/>
          <table:table-cell/>
        </table:table-row>
        <table:table-row table:style-name="ro2">
          <table:table-cell table:style-name="ce3" office:value-type="string" calcext:value-type="string" table:number-columns-spanned="2" table:number-rows-spanned="1">
            <text:p>Sex Type Code: F = Female, M = Male</text:p>
          </table:table-cell>
          <table:covered-table-cell table:style-name="ce7"/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1" office:value-type="string" calcext:value-type="string">
            <text:p>Table 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Diagnostic Code</text:p>
          </table:table-cell>
          <table:table-cell table:style-name="ce4" office:value-type="string" calcext:value-type="string">
            <text:p>Description</text:p>
          </table:table-cell>
          <table:table-cell/>
        </table:table-row>
        <table:table-row table:style-name="ro2">
          <table:table-cell table:style-name="ce5" office:value-type="string" calcext:value-type="string">
            <text:p>604</text:p>
          </table:table-cell>
          <table:table-cell office:value-type="string" calcext:value-type="string">
            <text:p>ORCHITIS, EPIDIDYMITIS</text:p>
          </table:table-cell>
          <table:table-cell/>
        </table:table-row>
        <table:table-row table:style-name="ro2">
          <table:table-cell table:style-name="ce5" office:value-type="string" calcext:value-type="string">
            <text:p>606</text:p>
          </table:table-cell>
          <table:table-cell office:value-type="string" calcext:value-type="string">
            <text:p>MALE INFERTILITY, OLIGOSPERMIA, AZOOSPERMIA</text:p>
          </table:table-cell>
          <table:table-cell/>
        </table:table-row>
        <table:table-row table:style-name="ro2">
          <table:table-cell table:style-name="ce5" office:value-type="string" calcext:value-type="string">
            <text:p>614</text:p>
          </table:table-cell>
          <table:table-cell office:value-type="string" calcext:value-type="string">
            <text:p>ACUTE OR CHRONIC SALPINGITIS,OOPHORITIS OR ABSCESS, PELVIC INFLAM DISE</text:p>
          </table:table-cell>
          <table:table-cell/>
        </table:table-row>
        <table:table-row table:style-name="ro2">
          <table:table-cell table:style-name="ce5" office:value-type="string" calcext:value-type="string">
            <text:p>626</text:p>
          </table:table-cell>
          <table:table-cell office:value-type="string" calcext:value-type="string">
            <text:p>DISORDERS OF MENSTRUATION</text:p>
          </table:table-cell>
          <table:table-cell/>
        </table:table-row>
        <table:table-row table:style-name="ro2">
          <table:table-cell table:style-name="ce5" office:value-type="string" calcext:value-type="string">
            <text:p>627</text:p>
          </table:table-cell>
          <table:table-cell office:value-type="string" calcext:value-type="string">
            <text:p>MENOPAUSE, POST-MENOPAUSAL BLEEDING</text:p>
          </table:table-cell>
          <table:table-cell/>
        </table:table-row>
        <table:table-row table:style-name="ro2">
          <table:table-cell table:style-name="ce5" office:value-type="string" calcext:value-type="string">
            <text:p>628</text:p>
          </table:table-cell>
          <table:table-cell office:value-type="string" calcext:value-type="string">
            <text:p>INFERTILITY</text:p>
          </table:table-cell>
          <table:table-cell/>
        </table:table-row>
        <table:table-row table:style-name="ro2">
          <table:table-cell table:style-name="ce5" office:value-type="string" calcext:value-type="string">
            <text:p>629</text:p>
          </table:table-cell>
          <table:table-cell office:value-type="string" calcext:value-type="string">
            <text:p>OTHER DISORDERS OF FEMALE GENITAL ORGANS</text:p>
          </table:table-cell>
          <table:table-cell/>
        </table:table-row>
        <table:table-row table:style-name="ro2">
          <table:table-cell table:style-name="ce5" office:value-type="string" calcext:value-type="string">
            <text:p>632</text:p>
          </table:table-cell>
          <table:table-cell office:value-type="string" calcext:value-type="string">
            <text:p>MISSED ABORTION</text:p>
          </table:table-cell>
          <table:table-cell/>
        </table:table-row>
        <table:table-row table:style-name="ro2">
          <table:table-cell table:style-name="ce5" office:value-type="string" calcext:value-type="string">
            <text:p>634</text:p>
          </table:table-cell>
          <table:table-cell office:value-type="string" calcext:value-type="string">
            <text:p>INCOMPLETE ABORTION, COMPLETE ABORTION</text:p>
          </table:table-cell>
          <table:table-cell/>
        </table:table-row>
        <table:table-row table:style-name="ro2" table:number-rows-repeated="104854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604 Orchiti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ex Type Code</text:p>
          </table:table-cell>
          <table:table-cell office:value-type="string" calcext:value-type="string">
            <text:p>Age Band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Distinct Patients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531" calcext:value-type="float">
            <text:p>531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1140" calcext:value-type="float">
            <text:p>1140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1701" calcext:value-type="float">
            <text:p>1701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1975" calcext:value-type="float">
            <text:p>1975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2330" calcext:value-type="float">
            <text:p>2330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3035" calcext:value-type="float">
            <text:p>3035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2991" calcext:value-type="float">
            <text:p>2991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1349" calcext:value-type="float">
            <text:p>1349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493" calcext:value-type="float">
            <text:p>493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1189" calcext:value-type="float">
            <text:p>1189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1691" calcext:value-type="float">
            <text:p>1691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2112" calcext:value-type="float">
            <text:p>211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2529" calcext:value-type="float">
            <text:p>2529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3170" calcext:value-type="float">
            <text:p>3170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3502" calcext:value-type="float">
            <text:p>350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1370" calcext:value-type="float">
            <text:p>1370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518" calcext:value-type="float">
            <text:p>518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1138" calcext:value-type="float">
            <text:p>1138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1774" calcext:value-type="float">
            <text:p>1774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2067" calcext:value-type="float">
            <text:p>2067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2450" calcext:value-type="float">
            <text:p>2450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3017" calcext:value-type="float">
            <text:p>3017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3290" calcext:value-type="float">
            <text:p>3290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1264" calcext:value-type="float">
            <text:p>1264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588" calcext:value-type="float">
            <text:p>588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1227" calcext:value-type="float">
            <text:p>1227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1799" calcext:value-type="float">
            <text:p>1799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2251" calcext:value-type="float">
            <text:p>2251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2752" calcext:value-type="float">
            <text:p>2752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3354" calcext:value-type="float">
            <text:p>3354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3403" calcext:value-type="float">
            <text:p>3403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1295" calcext:value-type="float">
            <text:p>1295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565" calcext:value-type="float">
            <text:p>565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1171" calcext:value-type="float">
            <text:p>1171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1842" calcext:value-type="float">
            <text:p>1842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2272" calcext:value-type="float">
            <text:p>2272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2693" calcext:value-type="float">
            <text:p>2693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3083" calcext:value-type="float">
            <text:p>3083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3348" calcext:value-type="float">
            <text:p>3348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1351" calcext:value-type="float">
            <text:p>1351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519" calcext:value-type="float">
            <text:p>519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1162" calcext:value-type="float">
            <text:p>1162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1811" calcext:value-type="float">
            <text:p>1811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2416" calcext:value-type="float">
            <text:p>2416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2834" calcext:value-type="float">
            <text:p>2834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3322" calcext:value-type="float">
            <text:p>3322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3335" calcext:value-type="float">
            <text:p>3335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1369" calcext:value-type="float">
            <text:p>1369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505" calcext:value-type="float">
            <text:p>505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1169" calcext:value-type="float">
            <text:p>1169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1753" calcext:value-type="float">
            <text:p>1753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2517" calcext:value-type="float">
            <text:p>2517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2758" calcext:value-type="float">
            <text:p>2758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3132" calcext:value-type="float">
            <text:p>3132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3221" calcext:value-type="float">
            <text:p>3221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1238" calcext:value-type="float">
            <text:p>1238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521" calcext:value-type="float">
            <text:p>521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1085" calcext:value-type="float">
            <text:p>1085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1738" calcext:value-type="float">
            <text:p>1738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2408" calcext:value-type="float">
            <text:p>2408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2709" calcext:value-type="float">
            <text:p>2709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2923" calcext:value-type="float">
            <text:p>2923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3251" calcext:value-type="float">
            <text:p>3251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1320" calcext:value-type="float">
            <text:p>1320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04 <text:s/>- ORCHITIS, EPIDIDYMITIS</text:p>
          </table:table-cell>
          <table:table-cell office:value-type="float" office:value="25" calcext:value-type="float">
            <text:p>25</text:p>
          </table:table-cell>
        </table:table-row>
      </table:table>
      <table:table table:name="606 Male Infert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9" table:default-cell-style-name="Default"/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ex Type Code</text:p>
          </table:table-cell>
          <table:table-cell office:value-type="string" calcext:value-type="string">
            <text:p>Age Band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Distinct Patients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241" calcext:value-type="float">
            <text:p>241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617" calcext:value-type="float">
            <text:p>617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1673" calcext:value-type="float">
            <text:p>1673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8486" calcext:value-type="float">
            <text:p>8486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18491" calcext:value-type="float">
            <text:p>18491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2430" calcext:value-type="float">
            <text:p>2430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481" calcext:value-type="float">
            <text:p>481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142" calcext:value-type="float">
            <text:p>142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226" calcext:value-type="float">
            <text:p>226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599" calcext:value-type="float">
            <text:p>599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1797" calcext:value-type="float">
            <text:p>179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8298" calcext:value-type="float">
            <text:p>8298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17886" calcext:value-type="float">
            <text:p>17886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2459" calcext:value-type="float">
            <text:p>2459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693" calcext:value-type="float">
            <text:p>693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203" calcext:value-type="float">
            <text:p>203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218" calcext:value-type="float">
            <text:p>218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550" calcext:value-type="float">
            <text:p>550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1498" calcext:value-type="float">
            <text:p>1498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6887" calcext:value-type="float">
            <text:p>6887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15272" calcext:value-type="float">
            <text:p>15272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2161" calcext:value-type="float">
            <text:p>2161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457" calcext:value-type="float">
            <text:p>457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197" calcext:value-type="float">
            <text:p>197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592" calcext:value-type="float">
            <text:p>592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1654" calcext:value-type="float">
            <text:p>1654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7352" calcext:value-type="float">
            <text:p>7352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15343" calcext:value-type="float">
            <text:p>15343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2293" calcext:value-type="float">
            <text:p>2293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409" calcext:value-type="float">
            <text:p>409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142" calcext:value-type="float">
            <text:p>142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555" calcext:value-type="float">
            <text:p>555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1639" calcext:value-type="float">
            <text:p>1639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7038" calcext:value-type="float">
            <text:p>7038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14030" calcext:value-type="float">
            <text:p>14030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2111" calcext:value-type="float">
            <text:p>2111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411" calcext:value-type="float">
            <text:p>411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202" calcext:value-type="float">
            <text:p>202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488" calcext:value-type="float">
            <text:p>488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1499" calcext:value-type="float">
            <text:p>1499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6533" calcext:value-type="float">
            <text:p>6533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12700" calcext:value-type="float">
            <text:p>12700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1973" calcext:value-type="float">
            <text:p>1973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282" calcext:value-type="float">
            <text:p>282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146" calcext:value-type="float">
            <text:p>146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426" calcext:value-type="float">
            <text:p>426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1423" calcext:value-type="float">
            <text:p>1423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6325" calcext:value-type="float">
            <text:p>6325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12234" calcext:value-type="float">
            <text:p>12234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1840" calcext:value-type="float">
            <text:p>1840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225" calcext:value-type="float">
            <text:p>225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1284" calcext:value-type="float">
            <text:p>1284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5962" calcext:value-type="float">
            <text:p>5962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11365" calcext:value-type="float">
            <text:p>11365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1818" calcext:value-type="float">
            <text:p>1818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06 <text:s/>- MALE INFERTILITY, OLIGOSPERMIA, AZOOSPERMIA</text:p>
          </table:table-cell>
          <table:table-cell office:value-type="float" office:value="216" calcext:value-type="float">
            <text:p>216</text:p>
          </table:table-cell>
        </table:table-row>
      </table:table>
      <table:table table:name="614 Pelvic Inflam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9" table:default-cell-style-name="Default"/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ex Type Code</text:p>
          </table:table-cell>
          <table:table-cell office:value-type="string" calcext:value-type="string">
            <text:p>Age Band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Distinct Patients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134" calcext:value-type="float">
            <text:p>134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271" calcext:value-type="float">
            <text:p>271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476" calcext:value-type="float">
            <text:p>476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727" calcext:value-type="float">
            <text:p>727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1337" calcext:value-type="float">
            <text:p>1337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1856" calcext:value-type="float">
            <text:p>1856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2036" calcext:value-type="float">
            <text:p>2036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249" calcext:value-type="float">
            <text:p>249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471" calcext:value-type="float">
            <text:p>471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746" calcext:value-type="float">
            <text:p>746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1434" calcext:value-type="float">
            <text:p>1434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1878" calcext:value-type="float">
            <text:p>1878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186" calcext:value-type="float">
            <text:p>186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436" calcext:value-type="float">
            <text:p>436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171" calcext:value-type="float">
            <text:p>171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652" calcext:value-type="float">
            <text:p>652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1244" calcext:value-type="float">
            <text:p>1244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1754" calcext:value-type="float">
            <text:p>1754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1965" calcext:value-type="float">
            <text:p>1965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216" calcext:value-type="float">
            <text:p>216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222" calcext:value-type="float">
            <text:p>222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372" calcext:value-type="float">
            <text:p>372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631" calcext:value-type="float">
            <text:p>631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1113" calcext:value-type="float">
            <text:p>1113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1605" calcext:value-type="float">
            <text:p>1605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1906" calcext:value-type="float">
            <text:p>1906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186" calcext:value-type="float">
            <text:p>186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209" calcext:value-type="float">
            <text:p>209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351" calcext:value-type="float">
            <text:p>351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649" calcext:value-type="float">
            <text:p>649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1163" calcext:value-type="float">
            <text:p>1163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1668" calcext:value-type="float">
            <text:p>1668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1920" calcext:value-type="float">
            <text:p>1920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164" calcext:value-type="float">
            <text:p>164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223" calcext:value-type="float">
            <text:p>223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351" calcext:value-type="float">
            <text:p>351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652" calcext:value-type="float">
            <text:p>652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1238" calcext:value-type="float">
            <text:p>1238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1688" calcext:value-type="float">
            <text:p>1688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1975" calcext:value-type="float">
            <text:p>1975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395" calcext:value-type="float">
            <text:p>395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780" calcext:value-type="float">
            <text:p>780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2121" calcext:value-type="float">
            <text:p>2121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1322" calcext:value-type="float">
            <text:p>1322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1739" calcext:value-type="float">
            <text:p>1739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2059" calcext:value-type="float">
            <text:p>2059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124" calcext:value-type="float">
            <text:p>124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217" calcext:value-type="float">
            <text:p>217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411" calcext:value-type="float">
            <text:p>411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806" calcext:value-type="float">
            <text:p>806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1359" calcext:value-type="float">
            <text:p>1359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14 <text:s/>- ACUTE OR CHRONIC SALPINGITIS,OOPHORITIS OR ABSCESS, PELVIC INFLAM DISE</text:p>
          </table:table-cell>
          <table:table-cell office:value-type="float" office:value="1832" calcext:value-type="float">
            <text:p>1832</text:p>
          </table:table-cell>
        </table:table-row>
      </table:table>
      <table:table table:name="626 Disorder of Men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default-cell-style-name="Default"/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ex Type Code</text:p>
          </table:table-cell>
          <table:table-cell office:value-type="string" calcext:value-type="string">
            <text:p>Age Band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Distinct Patients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49" calcext:value-type="float">
            <text:p>149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246" calcext:value-type="float">
            <text:p>246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96" calcext:value-type="float">
            <text:p>196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674" calcext:value-type="float">
            <text:p>1674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5166" calcext:value-type="float">
            <text:p>5166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8440" calcext:value-type="float">
            <text:p>18440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55746" calcext:value-type="float">
            <text:p>55746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11538" calcext:value-type="float">
            <text:p>111538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07146" calcext:value-type="float">
            <text:p>107146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91595" calcext:value-type="float">
            <text:p>91595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22057" calcext:value-type="float">
            <text:p>2205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39" calcext:value-type="float">
            <text:p>139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260" calcext:value-type="float">
            <text:p>260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76" calcext:value-type="float">
            <text:p>176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725" calcext:value-type="float">
            <text:p>1725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4688" calcext:value-type="float">
            <text:p>4688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5334" calcext:value-type="float">
            <text:p>15334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52602" calcext:value-type="float">
            <text:p>5260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09432" calcext:value-type="float">
            <text:p>10943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13023" calcext:value-type="float">
            <text:p>113023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00984" calcext:value-type="float">
            <text:p>100984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24287" calcext:value-type="float">
            <text:p>24287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88" calcext:value-type="float">
            <text:p>188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597" calcext:value-type="float">
            <text:p>1597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4037" calcext:value-type="float">
            <text:p>4037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1033" calcext:value-type="float">
            <text:p>11033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43928" calcext:value-type="float">
            <text:p>43928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9658" calcext:value-type="float">
            <text:p>19658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94252" calcext:value-type="float">
            <text:p>94252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99439" calcext:value-type="float">
            <text:p>99439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92856" calcext:value-type="float">
            <text:p>92856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20923" calcext:value-type="float">
            <text:p>20923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646" calcext:value-type="float">
            <text:p>1646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4611" calcext:value-type="float">
            <text:p>4611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4018" calcext:value-type="float">
            <text:p>14018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52084" calcext:value-type="float">
            <text:p>52084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07752" calcext:value-type="float">
            <text:p>107752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04748" calcext:value-type="float">
            <text:p>104748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96757" calcext:value-type="float">
            <text:p>96757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20779" calcext:value-type="float">
            <text:p>20779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91" calcext:value-type="float">
            <text:p>191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703" calcext:value-type="float">
            <text:p>1703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4536" calcext:value-type="float">
            <text:p>4536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4207" calcext:value-type="float">
            <text:p>14207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52389" calcext:value-type="float">
            <text:p>52389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09517" calcext:value-type="float">
            <text:p>109517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05532" calcext:value-type="float">
            <text:p>105532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99249" calcext:value-type="float">
            <text:p>99249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20606" calcext:value-type="float">
            <text:p>20606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62" calcext:value-type="float">
            <text:p>162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67" calcext:value-type="float">
            <text:p>167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657" calcext:value-type="float">
            <text:p>1657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4382" calcext:value-type="float">
            <text:p>4382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3297" calcext:value-type="float">
            <text:p>13297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51489" calcext:value-type="float">
            <text:p>51489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07542" calcext:value-type="float">
            <text:p>107542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05384" calcext:value-type="float">
            <text:p>105384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99042" calcext:value-type="float">
            <text:p>99042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9802" calcext:value-type="float">
            <text:p>19802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62" calcext:value-type="float">
            <text:p>162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88" calcext:value-type="float">
            <text:p>188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663" calcext:value-type="float">
            <text:p>1663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4059" calcext:value-type="float">
            <text:p>4059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2660" calcext:value-type="float">
            <text:p>12660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52435" calcext:value-type="float">
            <text:p>52435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09794" calcext:value-type="float">
            <text:p>109794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04265" calcext:value-type="float">
            <text:p>104265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07708" calcext:value-type="float">
            <text:p>107708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02253" calcext:value-type="float">
            <text:p>102253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9967" calcext:value-type="float">
            <text:p>19967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56" calcext:value-type="float">
            <text:p>156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94" calcext:value-type="float">
            <text:p>194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693" calcext:value-type="float">
            <text:p>1693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4062" calcext:value-type="float">
            <text:p>4062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3046" calcext:value-type="float">
            <text:p>13046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54104" calcext:value-type="float">
            <text:p>54104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11487" calcext:value-type="float">
            <text:p>111487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6 <text:s/>- DISORDERS OF MENSTRUATION</text:p>
          </table:table-cell>
          <table:table-cell office:value-type="float" office:value="107691" calcext:value-type="float">
            <text:p>107691</text:p>
          </table:table-cell>
        </table:table-row>
      </table:table>
      <table:table table:name="627 Meno PostMeno Bleeding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9" table:default-cell-style-name="Default"/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ex Type Code</text:p>
          </table:table-cell>
          <table:table-cell office:value-type="string" calcext:value-type="string">
            <text:p>Age Band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Distinct Patients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4995" calcext:value-type="float">
            <text:p>4995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16826" calcext:value-type="float">
            <text:p>16826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52362" calcext:value-type="float">
            <text:p>52362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83394" calcext:value-type="float">
            <text:p>83394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27092" calcext:value-type="float">
            <text:p>27092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9084" calcext:value-type="float">
            <text:p>9084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5940" calcext:value-type="float">
            <text:p>5940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739" calcext:value-type="float">
            <text:p>739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4887" calcext:value-type="float">
            <text:p>488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15443" calcext:value-type="float">
            <text:p>15443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44475" calcext:value-type="float">
            <text:p>44475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78426" calcext:value-type="float">
            <text:p>78426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27002" calcext:value-type="float">
            <text:p>2700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9229" calcext:value-type="float">
            <text:p>9229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6436" calcext:value-type="float">
            <text:p>6436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833" calcext:value-type="float">
            <text:p>833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4167" calcext:value-type="float">
            <text:p>4167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12994" calcext:value-type="float">
            <text:p>12994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34337" calcext:value-type="float">
            <text:p>34337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64033" calcext:value-type="float">
            <text:p>64033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22889" calcext:value-type="float">
            <text:p>22889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443" calcext:value-type="float">
            <text:p>443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8330" calcext:value-type="float">
            <text:p>8330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5681" calcext:value-type="float">
            <text:p>5681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680" calcext:value-type="float">
            <text:p>680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4349" calcext:value-type="float">
            <text:p>4349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14302" calcext:value-type="float">
            <text:p>14302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42210" calcext:value-type="float">
            <text:p>42210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74691" calcext:value-type="float">
            <text:p>74691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24453" calcext:value-type="float">
            <text:p>24453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7817" calcext:value-type="float">
            <text:p>7817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5471" calcext:value-type="float">
            <text:p>5471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675" calcext:value-type="float">
            <text:p>675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4432" calcext:value-type="float">
            <text:p>4432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14364" calcext:value-type="float">
            <text:p>14364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43494" calcext:value-type="float">
            <text:p>43494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76582" calcext:value-type="float">
            <text:p>76582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24489" calcext:value-type="float">
            <text:p>24489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7230" calcext:value-type="float">
            <text:p>7230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5075" calcext:value-type="float">
            <text:p>5075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626" calcext:value-type="float">
            <text:p>626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4370" calcext:value-type="float">
            <text:p>4370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13602" calcext:value-type="float">
            <text:p>13602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40725" calcext:value-type="float">
            <text:p>40725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73819" calcext:value-type="float">
            <text:p>73819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24290" calcext:value-type="float">
            <text:p>24290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6450" calcext:value-type="float">
            <text:p>6450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4542" calcext:value-type="float">
            <text:p>4542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584" calcext:value-type="float">
            <text:p>584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4209" calcext:value-type="float">
            <text:p>4209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12859" calcext:value-type="float">
            <text:p>12859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39666" calcext:value-type="float">
            <text:p>39666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74771" calcext:value-type="float">
            <text:p>74771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24604" calcext:value-type="float">
            <text:p>24604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5424" calcext:value-type="float">
            <text:p>5424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3101" calcext:value-type="float">
            <text:p>3101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3717" calcext:value-type="float">
            <text:p>3717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517" calcext:value-type="float">
            <text:p>517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3939" calcext:value-type="float">
            <text:p>3939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12352" calcext:value-type="float">
            <text:p>12352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42095" calcext:value-type="float">
            <text:p>42095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79952" calcext:value-type="float">
            <text:p>79952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25271" calcext:value-type="float">
            <text:p>25271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7 <text:s/>- MENOPAUSE, POST-MENOPAUSAL BLEEDING</text:p>
          </table:table-cell>
          <table:table-cell office:value-type="float" office:value="4643" calcext:value-type="float">
            <text:p>4643</text:p>
          </table:table-cell>
        </table:table-row>
      </table:table>
      <table:table table:name="628 Infertility" table:style-name="ta1">
        <table:table-column table:style-name="co14" table:number-columns-repeated="5" table:default-cell-style-name="Default"/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ex Type Code</text:p>
          </table:table-cell>
          <table:table-cell office:value-type="string" calcext:value-type="string">
            <text:p>Age Band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Distinct Patients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8 <text:s/>- INFERTILITY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8 <text:s/>- INFERTILITY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014" calcext:value-type="float">
            <text:p>1014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8 <text:s/>- INFERTILITY</text:p>
          </table:table-cell>
          <table:table-cell office:value-type="float" office:value="7093" calcext:value-type="float">
            <text:p>7093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6004" calcext:value-type="float">
            <text:p>16004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860" calcext:value-type="float">
            <text:p>1860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8 <text:s/>- INFERTILITY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8 <text:s/>- INFERTILITY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8 <text:s/>- INFERTILITY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8 <text:s/>- INFERTILITY</text:p>
          </table:table-cell>
          <table:table-cell office:value-type="float" office:value="260" calcext:value-type="float">
            <text:p>260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113" calcext:value-type="float">
            <text:p>1113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8666" calcext:value-type="float">
            <text:p>18666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8 <text:s/>- INFERTILITY</text:p>
          </table:table-cell>
          <table:table-cell office:value-type="float" office:value="56049" calcext:value-type="float">
            <text:p>56049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1666" calcext:value-type="float">
            <text:p>11666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8 <text:s/>- INFERTILITY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8 <text:s/>- INFERTILITY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8 <text:s/>- INFERTILITY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68" calcext:value-type="float">
            <text:p>168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8 <text:s/>- INFERTILITY</text:p>
          </table:table-cell>
          <table:table-cell office:value-type="float" office:value="913" calcext:value-type="float">
            <text:p>913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8 <text:s/>- INFERTILITY</text:p>
          </table:table-cell>
          <table:table-cell office:value-type="float" office:value="6538" calcext:value-type="float">
            <text:p>6538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4642" calcext:value-type="float">
            <text:p>1464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707" calcext:value-type="float">
            <text:p>170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8 <text:s/>- INFERTILITY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8 <text:s/>- INFERTILITY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8 <text:s/>- INFERTILITY</text:p>
          </table:table-cell>
          <table:table-cell office:value-type="float" office:value="965" calcext:value-type="float">
            <text:p>965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7996" calcext:value-type="float">
            <text:p>17996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8 <text:s/>- INFERTILITY</text:p>
          </table:table-cell>
          <table:table-cell office:value-type="float" office:value="55217" calcext:value-type="float">
            <text:p>5521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1973" calcext:value-type="float">
            <text:p>11973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8 <text:s/>- INFERTILITY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8 <text:s/>- INFERTILITY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8 <text:s/>- INFERTILITY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54" calcext:value-type="float">
            <text:p>154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8 <text:s/>- INFERTILITY</text:p>
          </table:table-cell>
          <table:table-cell office:value-type="float" office:value="898" calcext:value-type="float">
            <text:p>898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8 <text:s/>- INFERTILITY</text:p>
          </table:table-cell>
          <table:table-cell office:value-type="float" office:value="5804" calcext:value-type="float">
            <text:p>5804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3406" calcext:value-type="float">
            <text:p>13406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577" calcext:value-type="float">
            <text:p>1577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8 <text:s/>- INFERTILITY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8 <text:s/>- INFERTILITY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8 <text:s/>- INFERTILITY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67" calcext:value-type="float">
            <text:p>167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8 <text:s/>- INFERTILITY</text:p>
          </table:table-cell>
          <table:table-cell office:value-type="float" office:value="918" calcext:value-type="float">
            <text:p>918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5596" calcext:value-type="float">
            <text:p>15596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8 <text:s/>- INFERTILITY</text:p>
          </table:table-cell>
          <table:table-cell office:value-type="float" office:value="48013" calcext:value-type="float">
            <text:p>48013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8 <text:s/>- INFERTILITY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1179" calcext:value-type="float">
            <text:p>11179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8 <text:s/>- INFERTILITY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8 <text:s/>- INFERTILITY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8 <text:s/>- INFERTILITY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095" calcext:value-type="float">
            <text:p>1095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8 <text:s/>- INFERTILITY</text:p>
          </table:table-cell>
          <table:table-cell office:value-type="float" office:value="6539" calcext:value-type="float">
            <text:p>6539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4312" calcext:value-type="float">
            <text:p>14312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943" calcext:value-type="float">
            <text:p>1943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8 <text:s/>- INFERTILITY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8 <text:s/>- INFERTILITY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8 <text:s/>- INFERTILITY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220" calcext:value-type="float">
            <text:p>1220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6637" calcext:value-type="float">
            <text:p>16637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8 <text:s/>- INFERTILITY</text:p>
          </table:table-cell>
          <table:table-cell office:value-type="float" office:value="47431" calcext:value-type="float">
            <text:p>47431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1158" calcext:value-type="float">
            <text:p>11158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8 <text:s/>- INFERTILITY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8 <text:s/>- INFERTILITY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8 <text:s/>- INFERTILITY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8 <text:s/>- INFERTILITY</text:p>
          </table:table-cell>
          <table:table-cell office:value-type="float" office:value="208" calcext:value-type="float">
            <text:p>208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141" calcext:value-type="float">
            <text:p>1141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8 <text:s/>- INFERTILITY</text:p>
          </table:table-cell>
          <table:table-cell office:value-type="float" office:value="6739" calcext:value-type="float">
            <text:p>6739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3950" calcext:value-type="float">
            <text:p>13950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8 <text:s/>- INFERTILITY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8 <text:s/>- INFERTILITY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8 <text:s/>- INFERTILITY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8 <text:s/>- INFERTILITY</text:p>
          </table:table-cell>
          <table:table-cell office:value-type="float" office:value="249" calcext:value-type="float">
            <text:p>249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302" calcext:value-type="float">
            <text:p>1302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6384" calcext:value-type="float">
            <text:p>16384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8 <text:s/>- INFERTILITY</text:p>
          </table:table-cell>
          <table:table-cell office:value-type="float" office:value="46752" calcext:value-type="float">
            <text:p>46752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1390" calcext:value-type="float">
            <text:p>11390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8 <text:s/>- INFERTILITY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8 <text:s/>- INFERTILITY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8 <text:s/>- INFERTILITY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73" calcext:value-type="float">
            <text:p>173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092" calcext:value-type="float">
            <text:p>1092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8 <text:s/>- INFERTILITY</text:p>
          </table:table-cell>
          <table:table-cell office:value-type="float" office:value="6052" calcext:value-type="float">
            <text:p>6052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2221" calcext:value-type="float">
            <text:p>12221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685" calcext:value-type="float">
            <text:p>1685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8 <text:s/>- INFERTILITY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8 <text:s/>- INFERTILITY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8 <text:s/>- INFERTILITY</text:p>
          </table:table-cell>
          <table:table-cell office:value-type="float" office:value="278" calcext:value-type="float">
            <text:p>278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112" calcext:value-type="float">
            <text:p>1112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5488" calcext:value-type="float">
            <text:p>15488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8 <text:s/>- INFERTILITY</text:p>
          </table:table-cell>
          <table:table-cell office:value-type="float" office:value="44017" calcext:value-type="float">
            <text:p>44017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1060" calcext:value-type="float">
            <text:p>11060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8 <text:s/>- INFERTILITY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8 <text:s/>- INFERTILITY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8 <text:s/>- INFERTILITY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67" calcext:value-type="float">
            <text:p>167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084" calcext:value-type="float">
            <text:p>1084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8 <text:s/>- INFERTILITY</text:p>
          </table:table-cell>
          <table:table-cell office:value-type="float" office:value="5986" calcext:value-type="float">
            <text:p>5986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1305" calcext:value-type="float">
            <text:p>11305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578" calcext:value-type="float">
            <text:p>1578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8 <text:s/>- INFERTILITY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8 <text:s/>- INFERTILITY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8 <text:s/>- INFERTILITY</text:p>
          </table:table-cell>
          <table:table-cell office:value-type="float" office:value="254" calcext:value-type="float">
            <text:p>254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089" calcext:value-type="float">
            <text:p>1089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5269" calcext:value-type="float">
            <text:p>15269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8 <text:s/>- INFERTILITY</text:p>
          </table:table-cell>
          <table:table-cell office:value-type="float" office:value="42903" calcext:value-type="float">
            <text:p>42903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0987" calcext:value-type="float">
            <text:p>10987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0607" calcext:value-type="float">
            <text:p>10607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8 <text:s/>- INFERTILITY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8 <text:s/>- INFERTILITY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8 <text:s/>- INFERTILITY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43" calcext:value-type="float">
            <text:p>143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8 <text:s/>- INFERTILITY</text:p>
          </table:table-cell>
          <table:table-cell office:value-type="float" office:value="922" calcext:value-type="float">
            <text:p>922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8 <text:s/>- INFERTILITY</text:p>
          </table:table-cell>
          <table:table-cell office:value-type="float" office:value="5442" calcext:value-type="float">
            <text:p>5442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0615" calcext:value-type="float">
            <text:p>10615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431" calcext:value-type="float">
            <text:p>1431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8 <text:s/>- INFERTILITY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8 <text:s/>- INFERTILITY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39" calcext:value-type="float">
            <text:p>139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8 <text:s/>- INFERTILITY</text:p>
          </table:table-cell>
          <table:table-cell office:value-type="float" office:value="273" calcext:value-type="float">
            <text:p>273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053" calcext:value-type="float">
            <text:p>1053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8 <text:s/>- INFERTILITY</text:p>
          </table:table-cell>
          <table:table-cell office:value-type="float" office:value="13933" calcext:value-type="float">
            <text:p>13933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8 <text:s/>- INFERTILITY</text:p>
          </table:table-cell>
          <table:table-cell office:value-type="float" office:value="39407" calcext:value-type="float">
            <text:p>39407</text:p>
          </table:table-cell>
        </table:table-row>
      </table:table>
      <table:table table:name="629 Other Disorder Fem Gen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5" table:default-cell-style-name="Default"/>
        <table:table-column table:style-name="co9" table:default-cell-style-name="Default"/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ex Type Code</text:p>
          </table:table-cell>
          <table:table-cell office:value-type="string" calcext:value-type="string">
            <text:p>Age Band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Distinct Patients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396" calcext:value-type="float">
            <text:p>396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543" calcext:value-type="float">
            <text:p>543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1074" calcext:value-type="float">
            <text:p>1074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835" calcext:value-type="float">
            <text:p>835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149" calcext:value-type="float">
            <text:p>149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1960" calcext:value-type="float">
            <text:p>1960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5407" calcext:value-type="float">
            <text:p>5407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14901" calcext:value-type="float">
            <text:p>14901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19199" calcext:value-type="float">
            <text:p>19199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23016" calcext:value-type="float">
            <text:p>23016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28749" calcext:value-type="float">
            <text:p>28749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18536" calcext:value-type="float">
            <text:p>18536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2746" calcext:value-type="float">
            <text:p>2746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203" calcext:value-type="float">
            <text:p>203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337" calcext:value-type="float">
            <text:p>33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552" calcext:value-type="float">
            <text:p>55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1046" calcext:value-type="float">
            <text:p>1046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935" calcext:value-type="float">
            <text:p>935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1982" calcext:value-type="float">
            <text:p>198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4937" calcext:value-type="float">
            <text:p>493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11826" calcext:value-type="float">
            <text:p>11826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16949" calcext:value-type="float">
            <text:p>16949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20751" calcext:value-type="float">
            <text:p>20751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27093" calcext:value-type="float">
            <text:p>27093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19393" calcext:value-type="float">
            <text:p>19393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3066" calcext:value-type="float">
            <text:p>3066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187" calcext:value-type="float">
            <text:p>187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269" calcext:value-type="float">
            <text:p>269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473" calcext:value-type="float">
            <text:p>473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941" calcext:value-type="float">
            <text:p>941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936" calcext:value-type="float">
            <text:p>936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165" calcext:value-type="float">
            <text:p>165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1787" calcext:value-type="float">
            <text:p>1787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4292" calcext:value-type="float">
            <text:p>4292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8701" calcext:value-type="float">
            <text:p>8701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12988" calcext:value-type="float">
            <text:p>12988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16685" calcext:value-type="float">
            <text:p>16685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21888" calcext:value-type="float">
            <text:p>21888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16605" calcext:value-type="float">
            <text:p>16605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2834" calcext:value-type="float">
            <text:p>2834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2673" calcext:value-type="float">
            <text:p>2673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394" calcext:value-type="float">
            <text:p>394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556" calcext:value-type="float">
            <text:p>556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1132" calcext:value-type="float">
            <text:p>1132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1043" calcext:value-type="float">
            <text:p>1043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201" calcext:value-type="float">
            <text:p>201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1818" calcext:value-type="float">
            <text:p>1818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4505" calcext:value-type="float">
            <text:p>4505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10134" calcext:value-type="float">
            <text:p>10134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15416" calcext:value-type="float">
            <text:p>15416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19067" calcext:value-type="float">
            <text:p>19067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22200" calcext:value-type="float">
            <text:p>22200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17448" calcext:value-type="float">
            <text:p>17448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2769" calcext:value-type="float">
            <text:p>2769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208" calcext:value-type="float">
            <text:p>208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307" calcext:value-type="float">
            <text:p>307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473" calcext:value-type="float">
            <text:p>473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980" calcext:value-type="float">
            <text:p>980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931" calcext:value-type="float">
            <text:p>931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1815" calcext:value-type="float">
            <text:p>1815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4420" calcext:value-type="float">
            <text:p>4420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10219" calcext:value-type="float">
            <text:p>10219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15864" calcext:value-type="float">
            <text:p>15864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19103" calcext:value-type="float">
            <text:p>19103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21559" calcext:value-type="float">
            <text:p>21559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17240" calcext:value-type="float">
            <text:p>17240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2887" calcext:value-type="float">
            <text:p>2887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193" calcext:value-type="float">
            <text:p>193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386" calcext:value-type="float">
            <text:p>386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472" calcext:value-type="float">
            <text:p>472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939" calcext:value-type="float">
            <text:p>939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971" calcext:value-type="float">
            <text:p>971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209" calcext:value-type="float">
            <text:p>209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1793" calcext:value-type="float">
            <text:p>1793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4182" calcext:value-type="float">
            <text:p>4182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9489" calcext:value-type="float">
            <text:p>9489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14812" calcext:value-type="float">
            <text:p>14812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18372" calcext:value-type="float">
            <text:p>18372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20521" calcext:value-type="float">
            <text:p>20521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17104" calcext:value-type="float">
            <text:p>17104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2925" calcext:value-type="float">
            <text:p>2925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355" calcext:value-type="float">
            <text:p>355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492" calcext:value-type="float">
            <text:p>492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854" calcext:value-type="float">
            <text:p>854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965" calcext:value-type="float">
            <text:p>965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215" calcext:value-type="float">
            <text:p>215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1763" calcext:value-type="float">
            <text:p>1763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3897" calcext:value-type="float">
            <text:p>3897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8718" calcext:value-type="float">
            <text:p>8718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14665" calcext:value-type="float">
            <text:p>14665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18545" calcext:value-type="float">
            <text:p>18545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20104" calcext:value-type="float">
            <text:p>20104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16902" calcext:value-type="float">
            <text:p>16902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2883" calcext:value-type="float">
            <text:p>2883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16686" calcext:value-type="float">
            <text:p>16686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156" calcext:value-type="float">
            <text:p>156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307" calcext:value-type="float">
            <text:p>307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438" calcext:value-type="float">
            <text:p>438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747" calcext:value-type="float">
            <text:p>747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940" calcext:value-type="float">
            <text:p>940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193" calcext:value-type="float">
            <text:p>193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1654" calcext:value-type="float">
            <text:p>1654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3589" calcext:value-type="float">
            <text:p>3589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8801" calcext:value-type="float">
            <text:p>8801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15270" calcext:value-type="float">
            <text:p>15270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19295" calcext:value-type="float">
            <text:p>19295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29 <text:s/>- OTHER DISORDERS OF FEMALE GENITAL ORGANS</text:p>
          </table:table-cell>
          <table:table-cell office:value-type="float" office:value="20376" calcext:value-type="float">
            <text:p>20376</text:p>
          </table:table-cell>
        </table:table-row>
      </table:table>
      <table:table table:name="632 Missed Abortion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6" table:default-cell-style-name="Default"/>
        <table:table-column table:style-name="co9" table:default-cell-style-name="Default"/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ex Type Code</text:p>
          </table:table-cell>
          <table:table-cell office:value-type="string" calcext:value-type="string">
            <text:p>Age Band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Distinct Patients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2227" calcext:value-type="float">
            <text:p>2227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9260" calcext:value-type="float">
            <text:p>9260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3429" calcext:value-type="float">
            <text:p>3429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2287" calcext:value-type="float">
            <text:p>228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9583" calcext:value-type="float">
            <text:p>9583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3388" calcext:value-type="float">
            <text:p>3388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2110" calcext:value-type="float">
            <text:p>2110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8746" calcext:value-type="float">
            <text:p>8746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3615" calcext:value-type="float">
            <text:p>3615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2045" calcext:value-type="float">
            <text:p>2045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7970" calcext:value-type="float">
            <text:p>7970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3408" calcext:value-type="float">
            <text:p>3408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1968" calcext:value-type="float">
            <text:p>1968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8216" calcext:value-type="float">
            <text:p>8216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3417" calcext:value-type="float">
            <text:p>3417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1973" calcext:value-type="float">
            <text:p>1973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7636" calcext:value-type="float">
            <text:p>7636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3274" calcext:value-type="float">
            <text:p>3274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1883" calcext:value-type="float">
            <text:p>1883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7589" calcext:value-type="float">
            <text:p>7589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3330" calcext:value-type="float">
            <text:p>3330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3702" calcext:value-type="float">
            <text:p>3702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1939" calcext:value-type="float">
            <text:p>1939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32 <text:s/>- MISSED ABORTION</text:p>
          </table:table-cell>
          <table:table-cell office:value-type="float" office:value="7393" calcext:value-type="float">
            <text:p>7393</text:p>
          </table:table-cell>
        </table:table-row>
      </table:table>
      <table:table table:name="634 Abortion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9" table:default-cell-style-name="Default"/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ex Type Code</text:p>
          </table:table-cell>
          <table:table-cell office:value-type="string" calcext:value-type="string">
            <text:p>Age Band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Distinct Patients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2995" calcext:value-type="float">
            <text:p>2995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13266" calcext:value-type="float">
            <text:p>13266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5775" calcext:value-type="float">
            <text:p>5775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2956" calcext:value-type="float">
            <text:p>2956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13652" calcext:value-type="float">
            <text:p>1365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5868" calcext:value-type="float">
            <text:p>5868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2734" calcext:value-type="float">
            <text:p>2734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12256" calcext:value-type="float">
            <text:p>12256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5878" calcext:value-type="float">
            <text:p>5878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2546" calcext:value-type="float">
            <text:p>2546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11227" calcext:value-type="float">
            <text:p>11227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5854" calcext:value-type="float">
            <text:p>5854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2553" calcext:value-type="float">
            <text:p>2553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10990" calcext:value-type="float">
            <text:p>10990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5745" calcext:value-type="float">
            <text:p>5745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2476" calcext:value-type="float">
            <text:p>2476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10613" calcext:value-type="float">
            <text:p>10613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5729" calcext:value-type="float">
            <text:p>5729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2329" calcext:value-type="float">
            <text:p>2329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10084" calcext:value-type="float">
            <text:p>10084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5641" calcext:value-type="float">
            <text:p>5641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5880" calcext:value-type="float">
            <text:p>5880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TO 2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 TO 17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0+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0 TO 7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0 TO 6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 TO 5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 TO 4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2222" calcext:value-type="float">
            <text:p>2222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TO 39</text:p>
          </table:table-cell>
          <table:table-cell office:value-type="string" calcext:value-type="string">
            <text:p>634 <text:s/>- INCOMPLETE ABORTION, COMPLETE ABORTION</text:p>
          </table:table-cell>
          <table:table-cell office:value-type="float" office:value="9762" calcext:value-type="float">
            <text:p>97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14:08:26.909894766</meta:creation-date>
    <dc:date>2024-05-03T14:21:11.878242545</dc:date>
    <meta:editing-duration>PT12M45S</meta:editing-duration>
    <meta:editing-cycles>1</meta:editing-cycles>
    <meta:document-statistic meta:table-count="10" meta:cell-count="5837" meta:object-count="0"/>
    <meta:generator>LibreOffice/7.6.6.3$Linux_X86_64 LibreOffice_project/60$Build-3</meta:generator>
  </office:meta>
</office:document-meta>
</file>